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4">
      <style:paragraph-properties fo:margin-left="0.3in" fo:margin-right="0in" fo:text-indent="-0.3in" style:auto-text-indent="false"/>
    </style:style>
    <style:style style:name="P2"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3" style:family="paragraph" style:parent-style-name="Standard" style:list-style-name="WWNum7">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4"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5" style:family="paragraph" style:parent-style-name="Standard" style:list-style-name="WWNum11">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6" style:family="paragraph" style:parent-style-name="Standard" style:list-style-name="WWNum9">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7"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12">
      <style:paragraph-properties fo:margin-left="0.5in" fo:margin-right="0in" fo:margin-top="0in" fo:margin-bottom="0.0835in" loext:contextual-spacing="false" fo:line-height="100%" fo:text-align="start" style:justify-single-word="false" fo:keep-together="auto" fo:orphans="0" fo:widows="0" fo:text-indent="-0.25in" style:auto-text-indent="false" fo:keep-with-next="auto"/>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keep-with-next="auto"/>
    </style:style>
    <style:style style:name="P1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keep-with-next="auto"/>
      <style:text-properties style:font-name="Courier" fo:font-size="10pt" style:font-name-asian="Courier1" style:font-size-asian="10pt" style:font-name-complex="Courier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font-variant="normal" fo:text-transform="none" fo:color="#444444"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15" style:family="paragraph" style:parent-style-name="Standard">
      <loext:graphic-properties draw:fill="solid" draw:fill-color="#f0f0f0"/>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0f0f0" fo:keep-with-next="auto"/>
      <style:text-properties fo:font-variant="normal" fo:text-transform="none" fo:color="#444444"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7" style:family="paragraph" style:parent-style-name="Standard">
      <loext:graphic-properties draw:fill="solid" draw:fill-color="#f0f0f0"/>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0f0f0" fo:keep-with-next="auto"/>
    </style:style>
    <style:style style:name="P18" style:family="paragraph" style:parent-style-name="Standard">
      <style:paragraph-properties fo:margin-top="0in" fo:margin-bottom="0in" loext:contextual-spacing="false" fo:line-height="100%"/>
    </style:style>
    <style:style style:name="P19" style:family="paragraph" style:parent-style-name="Standard" style:list-style-name="WWNum6">
      <style:paragraph-properties fo:margin-left="1in" fo:margin-right="0in" fo:margin-top="0in" fo:margin-bottom="0in" loext:contextual-spacing="false" fo:line-height="100%" fo:text-indent="-0.25in" style:auto-text-indent="false"/>
    </style:style>
    <style:style style:name="P20" style:family="paragraph" style:parent-style-name="Standard" style:list-style-name="WWNum10">
      <style:paragraph-properties fo:margin-left="1in" fo:margin-right="0in" fo:margin-top="0in" fo:margin-bottom="0.0835in" loext:contextual-spacing="false" fo:line-height="100%" fo:text-align="start" style:justify-single-word="false" fo:keep-together="auto" fo:orphans="0" fo:widows="0" fo:text-indent="-0.25in" style:auto-text-indent="false" fo:keep-with-next="auto"/>
    </style:style>
    <style:style style:name="P21" style:family="paragraph" style:parent-style-name="Standard">
      <style:paragraph-properties fo:margin-left="0.5in" fo:margin-right="0in" fo:margin-top="0in" fo:margin-bottom="0.0835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2" style:family="paragraph" style:parent-style-name="Standard">
      <style:paragraph-properties fo:margin-left="0.5in" fo:margin-right="0in" fo:margin-top="0in" fo:margin-bottom="0.0835in" loext:contextual-spacing="false" fo:line-height="100%" fo:text-align="start" style:justify-single-word="false" fo:keep-together="auto" fo:orphans="0" fo:widows="0" fo:text-indent="0in" style:auto-text-indent="false" fo:keep-with-next="auto"/>
    </style:style>
    <style:style style:name="P23" style:family="paragraph" style:parent-style-name="Standard" style:list-style-name="WWNum10">
      <style:paragraph-properties fo:margin-left="0.75in" fo:margin-right="0in" fo:margin-top="0in" fo:margin-bottom="0.0835in" loext:contextual-spacing="false" fo:line-height="100%" fo:text-align="start" style:justify-single-word="false" fo:keep-together="auto" fo:orphans="0" fo:widows="0" fo:text-indent="-0.25in" style:auto-text-indent="false" fo:keep-with-next="auto"/>
    </style:style>
    <style:style style:name="P24" style:family="paragraph" style:parent-style-name="Heading_20_1" style:list-style-name="WWNum4" style:master-page-name="Standard">
      <style:paragraph-properties fo:margin-left="0.3in" fo:margin-right="0in" fo:margin-top="0.1665in" fo:margin-bottom="0.0835in" loext:contextual-spacing="false" fo:line-height="100%" fo:text-align="center" style:justify-single-word="false" fo:text-indent="-0.3in" style:auto-text-indent="false" style:page-number="1"/>
    </style:style>
    <style:style style:name="P25" style:family="paragraph" style:parent-style-name="Heading_20_2">
      <style:paragraph-properties fo:margin-top="0.1665in" fo:margin-bottom="0.0835in" loext:contextual-spacing="false" fo:line-height="100%"/>
    </style:style>
    <style:style style:name="P26" style:family="paragraph" style:parent-style-name="Heading_20_2">
      <style:paragraph-properties fo:margin-left="0in" fo:margin-right="0in" fo:margin-top="0.1665in" fo:margin-bottom="0.0835in" loext:contextual-spacing="false" fo:line-height="100%" fo:text-indent="0in" style:auto-text-indent="false"/>
    </style:style>
    <style:style style:name="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3" style:family="text">
      <style:text-properties fo:font-variant="normal" fo:text-transform="none" fo:color="#000000" style:text-line-through-style="none" style:text-line-through-type="none" style:text-position="0% 100%" fo:font-style="normal" style:font-style-asian="normal"/>
    </style:style>
    <style:style style:name="T4" style:family="text">
      <style:text-properties fo:font-variant="normal" fo:text-transform="none" fo:color="#0000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T5"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6"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T7" style:family="text">
      <style:text-properties fo:font-variant="normal" fo:text-transform="none" fo:color="#000080"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8" style:family="text">
      <style:text-properties fo:font-variant="normal" fo:text-transform="none" fo:color="#444444"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T9" style:family="text">
      <style:text-properties fo:font-variant="normal" fo:text-transform="none" fo:color="#444444"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10" style:family="text">
      <style:text-properties fo:font-variant="normal" fo:text-transform="none" fo:color="#1155cc"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11" style:family="text">
      <style:text-properties fo:color="#1155cc"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10pt" style:font-size-asian="10pt" style:font-size-complex="10pt"/>
    </style:style>
    <style:style style:name="T14" style:family="text">
      <style:text-properties style:font-name="Courier New" fo:font-size="10pt" style:font-name-asian="Courier New1" style:font-size-asian="10pt" style:font-name-complex="Courier New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6635782" text:style-name="WWNum4">
        <text:list-item>
          <text:p text:style-name="P24">Aide Rapsberry Pi 3</text:p>
        </text:list-item>
        <text:list-item>
          <text:p text:style-name="P1"/>
        </text:list-item>
      </text:list>
      <text:list xml:id="list4076784699" text:style-name="WWNum2">
        <text:list-item>
          <text:p text:style-name="P2"><text:span text:style-name="T1">login : pi / raspberry</text:span></text:p>
        </text:list-item>
        <text:list-item>
          <text:p text:style-name="P2"><text:span text:style-name="T1">pour passer en root : "sudo su"</text:span></text:p>
        </text:list-item>
        <text:list-item>
          <text:p text:style-name="P2"><text:span text:style-name="T1">L'outil de configuration matérielle s'appelle </text:span><text:span text:style-name="T2">raspi-config</text:span><text:span text:style-name="T1">.</text:span></text:p>
        </text:list-item>
        <text:list-item>
          <text:p text:style-name="P2"><text:span text:style-name="T1">L'option 5 de raspi-config permet d'activer les périphériques I2C, SPI, etc </text:span></text:p>
        </text:list-item>
        <text:list-item>
          <text:p text:style-name="P2"><text:span text:style-name="T1">elle permet aussi de désactiver l'utilisation par défaut du port série comme terminal linux distant, cf. </text:span><text:a xlink:type="simple" xlink:href="https://fr.wikipedia.org/wiki/Getty_(Unix)" text:style-name="ListLabel_20_100" text:visited-style-name="ListLabel_20_100"><text:span text:style-name="T7">https://fr.wikipedia.org/wiki/Getty_(Unix)</text:span></text:a></text:p>
        </text:list-item>
        <text:list-item>
          <text:p text:style-name="P2"><text:span text:style-name="T1">il y a aussi bcp de périphériques paramétrables dans le fichier /boot/config.txt ; souvent, commenter ou décommenter une ligne dans ce fichier permet d'activer ou de désactiver un périphérique (et de résoudre pas mal de pbs d'un coup en cas de conflit), comme l'écran HDMI, le son, etc ; en effet, les pins de la carte sont à usage multiple, par exemple la pin 12 sert soit de GPIO, soit de sortie PWM, soit pour la sortie audio... Si on dé</text:span>s<text:span text:style-name="T1">active le son, on résoud pas mal de pb pour utiliser la sortie PWM du coup !</text:span></text:p>
        </text:list-item>
        <text:list-item>
          <text:p text:style-name="P2">pour <text:span text:style-name="T1">mettre le noyau et les paquets à jour depuis les repositories officielles : sudo apt-get update / sudo apt-get upgrade</text:span></text:p>
        </text:list-item>
        <text:list-item>
          <text:p text:style-name="P2">pour <text:span text:style-name="T1">installer des sources depuis github : "git clone git://github.com/nom-du-projet"</text:span></text:p>
        </text:list-item>
      </text:list>
      <text:p text:style-name="P12"/>
      <text:p text:style-name="P25"><text:bookmark text:name="_gjdgxs"/>Régler le proxy à l'ENSEA (obsolète)</text:p>
      <text:p text:style-name="P25"><text:bookmark text:name="_30j0zll"/>(update janvier 2018 : il n'y a plus de proxy à l'ensea désormais)</text:p>
      <text:p text:style-name="P18"/>
      <text:list xml:id="list2943517513" text:style-name="WWNum6">
        <text:list-item>
          <text:p text:style-name="P7">ouvrir un terminal</text:p>
        </text:list-item>
        <text:list-item>
          <text:p text:style-name="P7">editer le fichier .bashrc en tapant "nano .bashrc"</text:p>
        </text:list-item>
        <text:list-item>
          <text:p text:style-name="P7">ajouter à la fin du fichier les deux lignes suivantes :</text:p>
          <text:list>
            <text:list-item>
              <text:p text:style-name="P19">export http_proxy="<text:a xlink:type="simple" xlink:href="http://www-cache.ensea.fr:3128/" text:style-name="ListLabel_20_101" text:visited-style-name="ListLabel_20_101"><text:span text:style-name="T11">http://www-cache.ensea.fr:3128</text:span></text:a>"</text:p>
            </text:list-item>
            <text:list-item>
              <text:p text:style-name="P19">export https_proxy="<text:a xlink:type="simple" xlink:href="https://www-cache.ensea.fr:3128/" text:style-name="ListLabel_20_101" text:visited-style-name="ListLabel_20_101"><text:span text:style-name="T11">https://www-cache.ensea.fr:3128</text:span></text:a>"</text:p>
            </text:list-item>
          </text:list>
        </text:list-item>
        <text:list-item>
          <text:p text:style-name="P7">fermer le terminal</text:p>
        </text:list-item>
        <text:list-item>
          <text:p text:style-name="P7"><text:soft-page-break/>relancer un terminal (pour que les exports soient pris en compte)</text:p>
        </text:list-item>
        <text:list-item>
          <text:p text:style-name="P7">ouvrir chrome via le terminal avec "chromium_browser" et ça devrait marche.</text:p>
        </text:list-item>
        <text:list-item>
          <text:p text:style-name="P7">On cherche une solution plus simple... pour que le proxy soit réglé au niveau système et non plus depuis le .bashrc</text:p>
        </text:list-item>
      </text:list>
      <text:p text:style-name="P21"/>
      <text:p text:style-name="P26">Bibliothèques C dispo pour piloter les ports GPIO, les bus SPI et I2C etc</text:p>
      <text:p text:style-name="P18"/>
      <text:p text:style-name="P18">Il y a actuellement trois bibliothèques C disponibles pour la RPi3, avec des philosophies un peu différentes (il y a également Pi4J en Java, cf plus bas) :</text:p>
      <text:list xml:id="list1994150403" text:style-name="WWNum5">
        <text:list-item>
          <text:p text:style-name="P8">WiringPi : <text:a xlink:type="simple" xlink:href="http://wiringpi.com/" text:style-name="ListLabel_20_101" text:visited-style-name="ListLabel_20_101"><text:span text:style-name="T11">http://wiringpi.com/</text:span></text:a> (la plus simple, dans l'esprit Arduino, mais la moins complète)</text:p>
        </text:list-item>
        <text:list-item>
          <text:p text:style-name="P8">pigpio : <text:a xlink:type="simple" xlink:href="http://abyz.me.uk/rpi/pigpio/" text:style-name="ListLabel_20_101" text:visited-style-name="ListLabel_20_101"><text:span text:style-name="T11">http://abyz.me.uk/rpi/pigpio/</text:span></text:a> (offre également la possibilité de faire tourner un serveur sur la RPi3, auquel un client distant --- sous mac, windows, linux etc --- peut se connecter via le réseau et piloter les ports GPIO à distance)</text:p>
        </text:list-item>
        <text:list-item>
          <text:p text:style-name="P8">bcm2835 : <text:a xlink:type="simple" xlink:href="http://www.airspayce.com/mikem/bcm2835/" text:style-name="ListLabel_20_101" text:visited-style-name="ListLabel_20_101"><text:span text:style-name="T11">http://www.airspayce.com/mikem/bcm2835/</text:span></text:a> </text:p>
        </text:list-item>
      </text:list>
      <text:p text:style-name="P18"/>
      <text:p text:style-name="P18">Janvier 2018 : Mounir a assez facilement hacké la bibliothèque "pigpio" (dont les sources sont disponibles) pour l'adapter aux besoins de son projet.</text:p>
      <text:p text:style-name="P18"/>
      <text:p text:style-name="P26">Tester les GPIO de la carte avec la bibliothèque <text:span text:style-name="T12">wiringPi</text:span></text:p>
      <text:p text:style-name="P12"/>
      <text:p text:style-name="P12">Tout d'abord, pour tester les ports GPIO en ligne de commande : </text:p>
      <text:p text:style-name="P12"><text:span text:style-name="T13"><text:s text:c="14"/></text:span><text:span text:style-name="T14"><text:s/>gpio readall</text:span></text:p>
      <text:p text:style-name="P12"/>
      <text:p text:style-name="P12">puis </text:p>
      <text:p text:style-name="P12"/>
      <text:p text:style-name="P12"><text:tab/>gpio write 21 1</text:p>
      <text:p text:style-name="P12"><text:soft-page-break/></text:p>
      <text:p text:style-name="P12">pour écrire un 1 logique sur la pin 21 (GPIO.21 sans la nomenclature wPi, <text:s/>mais "5" dans la nomenclature BCM... ATTENTION DONC ELLES SONT DIFFERENTES)</text:p>
      <text:p text:style-name="P12"><text:span text:style-name="T1">Normalement la lib "wiringpi" est installée par défaut sur la RPi3. Elle permet de piloter les 40 et quelques ports d'entrée sortie (dits "GPIO"). A titre de test, compiler le programme suivant :</text:span></text:p>
      <text:p text:style-name="P14"/>
      <text:p text:style-name="P16"><text:span text:style-name="T8">#include &lt;wiringPi.h&gt;</text:span></text:p>
      <text:p text:style-name="P17"><text:span text:style-name="T8">int main (void)</text:span></text:p>
      <text:p text:style-name="P17"><text:span text:style-name="T8">{</text:span></text:p>
      <text:p text:style-name="P17"><text:span text:style-name="T9"><text:s text:c="2"/></text:span><text:span text:style-name="T8">wiringPiSetup () ; // initialisation de la carte</text:span></text:p>
      <text:p text:style-name="P17"><text:span text:style-name="T9"><text:s text:c="2"/></text:span><text:span text:style-name="T8">pinMode (0, OUTPUT) ; // met la pin "GPIO.0" (ou "wPi 0") en mode OUTPUT</text:span></text:p>
      <text:p text:style-name="P17"><text:span text:style-name="T8"><text:s text:c="23"/>// (attention elle n'est pas en position 0 sur la carte</text:span></text:p>
      <text:p text:style-name="P17"><text:span text:style-name="T8"><text:tab/><text:tab/><text:tab/><text:tab/>// mais en position 11, cf la sortie de la commande</text:span></text:p>
      <text:p text:style-name="P17"><text:span text:style-name="T8"><text:tab/><text:tab/><text:tab/><text:tab/>// "gpio readall")</text:span></text:p>
      <text:p text:style-name="P17"><text:span text:style-name="T9"><text:s text:c="2"/></text:span><text:span text:style-name="T8">for (;;)</text:span></text:p>
      <text:p text:style-name="P17"><text:span text:style-name="T9"><text:s text:c="2"/></text:span><text:span text:style-name="T8">{</text:span></text:p>
      <text:p text:style-name="P17"><text:span text:style-name="T9"><text:s text:c="4"/></text:span><text:span text:style-name="T8">digitalWrite (0, HIGH) ; delay (500) ;</text:span></text:p>
      <text:p text:style-name="P17"><text:span text:style-name="T9"><text:s text:c="4"/></text:span><text:span text:style-name="T8">digitalWrite (0, <text:s/>LOW) ; delay (500) ;</text:span></text:p>
      <text:p text:style-name="P17"><text:span text:style-name="T9"><text:s text:c="2"/></text:span><text:span text:style-name="T8">}</text:span></text:p>
      <text:p text:style-name="P17"><text:span text:style-name="T9"><text:s text:c="2"/></text:span><text:span text:style-name="T8">return 0 ;</text:span></text:p>
      <text:p text:style-name="P17"><text:span text:style-name="T8">}</text:span></text:p>
      <text:p text:style-name="P15"/>
      <text:p text:style-name="P15"/>
      <text:p text:style-name="P12"><text:soft-page-break/></text:p>
      <text:p text:style-name="P12"><text:span text:style-name="T1">Pour compiler et exécuter : </text:span></text:p>
      <text:p text:style-name="P17"><text:span text:style-name="T8">gcc -Wall -o blink blink.c -lwiringPi</text:span></text:p>
      <text:p text:style-name="P17"><text:span text:style-name="T8">sudo ./blink</text:span></text:p>
      <text:p text:style-name="P15"/>
      <text:p text:style-name="P18"/>
      <text:p text:style-name="P18">Placer un voltmètre entre la masse (pin 6) et la GPIO.0 (pin 11), et vérifier que ça passe de 0 à 3.3V and back.</text:p>
      <text:p text:style-name="P26">Installer la bibliothèque Pi4J</text:p>
      <text:p text:style-name="P12"><text:span text:style-name="T1">Library permettant de piloter les ports GPIO, le bus SPI et I2C etc en langage java. C'est un wrapper java/C qui utilise </text:span>en fait la bibliothèque wiringPi (cf plus haut) :</text:p>
      <text:list xml:id="list1923949904" text:style-name="WWNum7">
        <text:list-item>
          <text:p text:style-name="P3"><text:span text:style-name="T1">ouvrir un terminal (vérifier que l'accès à internet fonctionne)</text:span></text:p>
        </text:list-item>
        <text:list-item>
          <text:p text:style-name="P3"><text:span text:style-name="T1">taper la commande : "curl -s get.pi4j.com | sudo bash"</text:span></text:p>
        </text:list-item>
        <text:list-item>
          <text:p text:style-name="P3"><text:span text:style-name="T1">si tout se passe bien, les fichiers *.jar and co sont installés dans /opt/pi4j</text:span></text:p>
        </text:list-item>
        <text:list-item>
          <text:p text:style-name="P3"><text:span text:style-name="T1">tester en compilant les exemples situés dans /opt/pi4j/examples</text:span></text:p>
        </text:list-item>
        <text:list-item>
          <text:p text:style-name="P3"><text:span text:style-name="T1">documentation : </text:span><text:a xlink:type="simple" xlink:href="http://www.pi4j.com/" text:style-name="ListLabel_20_102" text:visited-style-name="ListLabel_20_102"><text:span text:style-name="T10">www.pi4j.com</text:span></text:a></text:p>
        </text:list-item>
        <text:list-item>
          <text:p text:style-name="P3"><text:span text:style-name="T1">également (pour connaître les numéros de pins) : wiringpi.com (C library dont pi4j est en fait un "wrapper") ou bien la commande "gpio readall" depuis un terminal</text:span></text:p>
        </text:list-item>
        <text:list-item>
          <text:p text:style-name="P3"><text:span text:style-name="T1">attention, il y a un bug dans la lib pi4j 1.1 (la dernière version stable, car il existe une 1.2 mais en version beta) avec les Rpi3 dû au fait que pi4j-1.1 intègre une lib C "wiringpi" obsolète. Il faut forcer java à aller chercher la derniere version de la lib wiringpi (normalement elle est installée par défaut sur le système) en ajoutant l'option </text:span></text:p>
        </text:list-item>
      </text:list>
      <text:list xml:id="list3099975464" text:style-name="WWNum10">
        <text:list-item>
          <text:list>
            <text:list-item>
              <text:p text:style-name="P23"><text:span text:style-name="T1">"</text:span><text:span text:style-name="T4">-Dpi4j.linking=dynamic</text:span><text:span text:style-name="T1">" à la commande "java", par exemple </text:span></text:p>
            </text:list-item>
            <text:list-item>
              <text:p text:style-name="P23"><text:span text:style-name="T1">"</text:span><text:span text:style-name="T4">java -Dpi4j.linking=dynamic monProgTestGPIO</text:span><text:span text:style-name="T1">"</text:span></text:p>
            </text:list-item>
            <text:list-item>
              <text:p text:style-name="P23"><text:span text:style-name="T1">aussi, il faut normalement explicitement préciser ou se trouve pi4j, java ne la trouve pas tout seul, ce qui donnne en tout : </text:span></text:p>
            </text:list-item>
            <text:list-item>
              <text:p text:style-name="P23"><text:span text:style-name="T4">"java -Dpi4j.linking=dynamic -classpath .:/opt/pi4j/lib/pi4j-core.jar monProgTestGPIO"</text:span></text:p>
            </text:list-item>
          </text:list>
        </text:list-item>
      </text:list>
      <text:p text:style-name="P13"/>
      <text:list xml:id="list2599581980" text:style-name="WWNum8">
        <text:list-item>
          <text:p text:style-name="P4"><text:soft-page-break/><text:span text:style-name="T1">utiliser le port série UART (Tx/Rx) : il faut dire au noyau de ne plus utiliser le port série uart pour la console (ttySx) : </text:span></text:p>
        </text:list-item>
      </text:list>
      <text:list xml:id="list125558477226172" text:continue-list="list3099975464" text:style-name="WWNum10">
        <text:list-item>
          <text:list>
            <text:list-item>
              <text:p text:style-name="P23"><text:span text:style-name="T1">raspi-config</text:span></text:p>
            </text:list-item>
            <text:list-item>
              <text:p text:style-name="P23"><text:span text:style-name="T1">8. advance Function menu</text:span></text:p>
            </text:list-item>
            <text:list-item>
              <text:p text:style-name="P23"><text:span text:style-name="T1">A8. Serial</text:span></text:p>
            </text:list-item>
            <text:list-item>
              <text:p text:style-name="P23"><text:span text:style-name="T1">"No" to disable shell terminal on the serial port</text:span></text:p>
            </text:list-item>
            <text:list-item>
              <text:p text:style-name="P23"><text:span text:style-name="T1">puis dans /boot/config.txt, ajouter les deux lignes suivantes :</text:span></text:p>
              <text:list>
                <text:list-item>
                  <text:p text:style-name="P20"><text:span text:style-name="T1">enable_uart=1</text:span></text:p>
                </text:list-item>
                <text:list-item>
                  <text:p text:style-name="P20"><text:span text:style-name="T1">dtoverlay=pi3-disable-bt</text:span></text:p>
                </text:list-item>
              </text:list>
            </text:list-item>
          </text:list>
        </text:list-item>
      </text:list>
      <text:p text:style-name="P25"><text:bookmark text:name="_1fob9te"/>La bibliothèque pigpio</text:p>
      <text:p text:style-name="P18">C'est une bibliothèque très performante en C et surtout plus facile à hacker (on l'a vu avec Mounir en 2018) que wiringPi. Et l'accès au bus SPI n'est pas buggué... </text:p>
      <text:p text:style-name="P18"/>
      <text:list xml:id="list2641248136" text:style-name="WWNum1">
        <text:list-item>
          <text:p text:style-name="P9"><text:a xlink:type="simple" xlink:href="http://abyz.me.uk/rpi/pigpio/index.html" text:style-name="ListLabel_20_101" text:visited-style-name="ListLabel_20_101"><text:span text:style-name="T11">http://abyz.me.uk/rpi/pigpio/index.html</text:span></text:a></text:p>
        </text:list-item>
        <text:list-item>
          <text:p text:style-name="P9">wrappers java : <text:a xlink:type="simple" xlink:href="https://github.com/nkolban/jpigpio" text:style-name="ListLabel_20_101" text:visited-style-name="ListLabel_20_101"><text:span text:style-name="T11">https://github.com/nkolban/jpigpio</text:span></text:a></text:p>
        </text:list-item>
      </text:list>
      <text:p text:style-name="P26"/>
      <text:p text:style-name="P26">Installer JavaFX</text:p>
      <text:p text:style-name="P12"><text:span text:style-name="T1">Library java permettant de créer des interfaces graphiques plus "modernes" que Swing (notamment par la possibilité de styliser l'interface avec CSS). Pb : javafx n</text:span>'est plus installé avec java sur les Raspberry. Voir le topo pour installer les fichiers nécessaires "à côté de Java standard" : <text:a xlink:type="simple" xlink:href="https://wimdeblauwe.wordpress.com/2017/08/26/using-javafx-on-raspberry-pi-3-with-gluon/" text:style-name="ListLabel_20_101" text:visited-style-name="ListLabel_20_101"><text:span text:style-name="T11">https://wimdeblauwe.wordpress.com/2017/08/26/using-javafx-on-raspberry-pi-3-with-gluon/</text:span></text:a></text:p>
      <text:p text:style-name="P12">En gros :</text:p>
      <text:list xml:id="list685224507" text:style-name="WWNum11">
        <text:list-item>
          <text:p text:style-name="P5"><text:span text:style-name="T1">downloader le fichier openjfx-8u60-sdk-overlay-linux-armv6hf.zip</text:span></text:p>
        </text:list-item>
        <text:list-item>
          <text:p text:style-name="P5"><text:span text:style-name="T1">cd /usr/lib/jvm/jdk8-install-dir</text:span></text:p>
        </text:list-item>
        <text:list-item>
          <text:p text:style-name="P5"><text:span text:style-name="T1">unzip openjfx-....zip</text:span></text:p>
        </text:list-item>
      </text:list>
      <text:p text:style-name="P21"/>
      <text:p text:style-name="P12"><text:soft-page-break/></text:p>
      <text:p text:style-name="P26"><text:bookmark text:name="_3znysh7"/>Utiliser les Timers pour déclencher des interruptions sur RPi</text:p>
      <text:list xml:id="list1117408473" text:style-name="WWNum3">
        <text:list-item>
          <text:p text:style-name="P10"><text:a xlink:type="simple" xlink:href="https://www.engineersgarage.com/embedded/raspberry-pi/how-to-use-timer-in-raspberry-pi" text:style-name="ListLabel_20_101" text:visited-style-name="ListLabel_20_101"><text:span text:style-name="T11">https://www.engineersgarage.com/embedded/raspberry-pi/how-to-use-timer-in-raspberry-pi</text:span></text:a></text:p>
        </text:list-item>
        <text:list-item>
          <text:p text:style-name="P10"><text:a xlink:type="simple" xlink:href="https://stackoverflow.com/questions/1784136/simple-signals-c-programming-and-alarm-function" text:style-name="ListLabel_20_101" text:visited-style-name="ListLabel_20_101"><text:span text:style-name="T11">https://stackoverflow.com/questions/1784136/simple-signals-c-programming-and-alarm-function</text:span></text:a></text:p>
        </text:list-item>
        <text:list-item>
          <text:p text:style-name="P10"><text:a xlink:type="simple" xlink:href="https://aljensencprogramming.wordpress.com/2014/05/09/introduction-to-signals-using-alarm-in-linux-c/" text:style-name="ListLabel_20_101" text:visited-style-name="ListLabel_20_101"><text:span text:style-name="T11">https://aljensencprogramming.wordpress.com/2014/05/09/introduction-to-signals-using-alarm-in-linux-c/</text:span></text:a></text:p>
        </text:list-item>
        <text:list-item>
          <text:p text:style-name="P10">La solution parfaite : Realtime Linux Kernel <text:a xlink:type="simple" xlink:href="http://www.frank-durr.de/?p=203" text:style-name="ListLabel_20_101" text:visited-style-name="ListLabel_20_101"><text:span text:style-name="T11">http://www.frank-durr.de/?p=203</text:span></text:a></text:p>
        </text:list-item>
        <text:list-item>
          <text:p text:style-name="P10">update : la bibliothèque pigpio permet de scheduler des tâches avec le timer de la carte et une très bonne précision (<text:a xlink:type="simple" xlink:href="http://abyz.me.uk/rpi/pigpio/examples.html" text:style-name="ListLabel_20_101" text:visited-style-name="ListLabel_20_101"><text:span text:style-name="T11">http://abyz.me.uk/rpi/pigpio/examples.html</text:span></text:a>)</text:p>
        </text:list-item>
      </text:list>
      <text:p text:style-name="P18"/>
      <text:p text:style-name="P18"/>
      <text:p text:style-name="P18"/>
      <text:p text:style-name="P26">Liens utiles</text:p>
      <text:list xml:id="list1566766691" text:style-name="WWNum9">
        <text:list-item>
          <text:p text:style-name="P6"><text:span text:style-name="T1">C library WiringPi : </text:span><text:a xlink:type="simple" xlink:href="http://wiringpi.com/" text:style-name="ListLabel_20_100" text:visited-style-name="ListLabel_20_100"><text:span text:style-name="T7">http://wiringpi.com/</text:span></text:a></text:p>
        </text:list-item>
        <text:list-item>
          <text:p text:style-name="P6"><text:span text:style-name="T1">Java library Pi4J : </text:span><text:a xlink:type="simple" xlink:href="http://pi4j.com/" text:style-name="ListLabel_20_100" text:visited-style-name="ListLabel_20_100"><text:span text:style-name="T7">http://pi4j.com/</text:span></text:a></text:p>
        </text:list-item>
        <text:list-item>
          <text:p text:style-name="P6"><text:span text:style-name="T1">How to run JavaFX on RPi3 : </text:span><text:a xlink:type="simple" xlink:href="http://www.raspberrypi.org/forums/viewtopic.php?t=146098" text:style-name="ListLabel_20_102" text:visited-style-name="ListLabel_20_102"><text:span text:style-name="T10">http://www.raspberrypi.org/forums/viewtopic.php?t=146098</text:span></text:a></text:p>
        </text:list-item>
        <text:list-item>
          <text:p text:style-name="P6"><text:span text:style-name="T1">Un site qui offre tout un tas de projets et de doc autour de la RPi (dont la doc sur la commande utilitaire "gpio") : <text:s/></text:span><text:a xlink:type="simple" xlink:href="http://projects.drogon.net/raspberry-pi/" text:style-name="ListLabel_20_102" text:visited-style-name="ListLabel_20_102"><text:span text:style-name="T10">http://projects.drogon.net/raspberry-pi/</text:span></text:a></text:p>
        </text:list-item>
        <text:list-item>
          <text:p text:style-name="P6"><text:span text:style-name="T1">un excellent tuto pour programmer les bus SPI et I2C : https://learn.sparkfun.com/tutorials/raspberry-pi-spi-and-i2c-tutorial</text:span></text:p>
        </text:list-item>
      </text:list>
      <text:list xml:id="list1816633663" text:style-name="WWNum12">
        <text:list-item>
          <text:p text:style-name="P11"/>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align="start" style:justify-single-word="false" fo:keep-together="auto"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align="start" style:justify-single-word="false" fo:keep-together="auto" fo:orphans="2" fo:widows="2" fo:text-indent="-0.4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4pt" fo:font-style="italic" style:text-underline-style="none"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4pt" fo:font-style="normal" style:text-underline-style="none"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0pt" fo:font-style="normal" style:text-underline-style="none" fo:font-weight="bold" style:font-name-asian="Calibri1" style:font-family-asian="Calibri" style:font-family-generic-asian="system" style:font-pitch-asian="variable" style:font-size-asian="10pt" style:font-style-asian="normal" style:font-weight-asian="bold" style:font-name-complex="Calibri1" style:font-family-complex="Calibri"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36pt" fo:font-style="normal" style:text-underline-style="none" fo:font-weight="bold" style:font-name-asian="Calibri1" style:font-family-asian="Calibri" style:font-family-generic-asian="system" style:font-pitch-asian="variable" style:font-size-asian="36pt" style:font-style-asian="normal" style:font-weight-asian="bold" style:font-name-complex="Calibri1" style:font-family-complex="Calibri"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size="12pt" style:text-underline-style="none" fo:font-weight="normal" style:font-name-asian="Noto Sans Symbols1" style:font-family-asian="'Noto Sans Symbols'" style:font-family-generic-asian="system" style:font-pitch-asian="variable" style:font-size-asian="12pt" style:font-weight-asian="normal" style:font-name-complex="Noto Sans Symbols1" style:font-family-complex="'Noto Sans Symbols'" style:font-family-generic-complex="system" style:font-pitch-complex="variable" style:font-size-complex="12pt"/>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2pt" style:text-underline-style="none" fo:font-weight="normal" style:font-name-asian="Noto Sans Symbols1" style:font-family-asian="'Noto Sans Symbols'" style:font-family-generic-asian="system" style:font-pitch-asian="variable" style:font-size-asian="12pt" style:font-weight-asian="normal" style:font-name-complex="Noto Sans Symbols1" style:font-family-complex="'Noto Sans Symbols'" style:font-family-generic-complex="system" style:font-pitch-complex="variable" style:font-size-complex="12pt"/>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fo:font-size="12pt" style:text-underline-style="none" fo:font-weight="normal" style:font-name-asian="Noto Sans Symbols1" style:font-family-asian="'Noto Sans Symbols'" style:font-family-generic-asian="system" style:font-pitch-asian="variable" style:font-size-asian="12pt" style:font-weight-asian="normal" style:font-name-complex="Noto Sans Symbols1" style:font-family-complex="'Noto Sans Symbols'" style:font-family-generic-complex="system" style:font-pitch-complex="variable" style:font-size-complex="12pt"/>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fo:font-size="12pt" style:text-underline-style="none" fo:font-weight="normal" style:font-name-asian="Noto Sans Symbols1" style:font-family-asian="'Noto Sans Symbols'" style:font-family-generic-asian="system" style:font-pitch-asian="variable" style:font-size-asian="12pt" style:font-weight-asian="normal" style:font-name-complex="Noto Sans Symbols1" style:font-family-complex="'Noto Sans Symbols'" style:font-family-generic-complex="system" style:font-pitch-complex="variable" style:font-size-complex="12pt"/>
    </style:style>
    <style:style style:name="ListLabel_20_56" style:display-name="ListLabel 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fo:font-size="12pt" style:text-underline-style="none" fo:font-weight="normal" style:font-name-asian="Noto Sans Symbols1" style:font-family-asian="'Noto Sans Symbols'" style:font-family-generic-asian="system" style:font-pitch-asian="variable" style:font-size-asian="12pt" style:font-weight-asian="normal" style:font-name-complex="Noto Sans Symbols1" style:font-family-complex="'Noto Sans Symbols'" style:font-family-generic-complex="system" style:font-pitch-complex="variable" style:font-size-complex="12pt"/>
    </style:style>
    <style:style style:name="ListLabel_20_65" style:display-name="ListLabel 6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fo:font-size="12pt" style:text-underline-style="none" fo:font-weight="normal" style:font-name-asian="Noto Sans Symbols1" style:font-family-asian="'Noto Sans Symbols'" style:font-family-generic-asian="system" style:font-pitch-asian="variable" style:font-size-asian="12pt" style:font-weight-asian="normal" style:font-name-complex="Noto Sans Symbols1" style:font-family-complex="'Noto Sans Symbols'" style:font-family-generic-complex="system" style:font-pitch-complex="variable" style:font-size-complex="12pt"/>
    </style:style>
    <style:style style:name="ListLabel_20_83" style:display-name="ListLabel 8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3" style:display-name="ListLabel 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6" style:display-name="ListLabel 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9" style:display-name="ListLabel 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1" style:display-name="ListLabel 101" style:family="text">
      <style:text-properties fo:color="#1155cc" style:text-underline-style="solid" style:text-underline-width="auto" style:text-underline-color="font-color"/>
    </style:style>
    <style:style style:name="ListLabel_20_102" style:display-name="ListLabel 102" style:family="text">
      <style:text-properties fo:font-variant="normal" fo:text-transform="none" fo:color="#1155cc"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97" meta:word-count="1102" meta:character-count="7099" meta:non-whitespace-character-count="6065"/>
    <meta:generator>LibreOfficeDev/6.0.5.2$Linux_X86_64 LibreOffice_project/</meta:generator>
  </office:meta>
</office:document-meta>
</file>